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color="#000000" draw:fill="none" draw:fill-color="#ffffff" fo:min-height="3.2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4.28cm"/>
    </style:style>
    <style:style style:name="gr15" style:family="graphic" style:parent-style-name="standard">
      <style:graphic-properties draw:stroke="none" svg:stroke-color="#000000" draw:fill="none" draw:fill-color="#ffffff" fo:min-height="1.772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Fine_20_Dashed" svg:stroke-color="#ff3366" draw:marker-end="Arrow" draw:marker-end-width="0.3cm" draw:fill="none" draw:textarea-vertical-align="middle"/>
    </style:style>
    <style:style style:name="gr20" style:family="graphic" style:parent-style-name="standard">
      <style:graphic-properties svg:stroke-color="#333333" draw:fill="solid" draw:fill-color="#ffff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objectwithoutfill">
      <style:graphic-properties draw:stroke="dash" draw:stroke-dash="Fine_20_Dashed" svg:stroke-color="#ffff00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4cm" svg:height="2.8cm" svg:x="16.3cm" svg:y="2.1cm">
          <text:p text:style-name="P1">in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-1.9cm" svg:y1="13.7cm" svg:x2="38.7cm" svg:y2="13.7cm">
          <text:p/>
        </draw:line>
        <draw:custom-shape draw:style-name="gr3" draw:text-style-name="P1" xml:id="id14" draw:id="id14" draw:layer="layout" svg:width="1.4cm" svg:height="1.7cm" svg:x="23cm" svg:y="11.8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4" draw:text-style-name="P1" draw:layer="layout" svg:width="1.2cm" svg:height="1.1cm" svg:x="21.7cm" svg:y="9.601cm">
            <text:p text:style-name="P1">...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22.899cm" svg:y="9.6cm">
            <text:p text:style-name="P1">2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24.1cm" svg:y="9.601cm">
            <text:p text:style-name="P1">1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25.3cm" svg:y="9.601cm">
            <text:p text:style-name="P1">0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5" draw:text-style-name="P1" xml:id="id6" draw:id="id6" draw:layer="layout" svg:width="1.7cm" svg:height="1.5cm" svg:x="7.8cm" svg:y="17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1" draw:id="id1" draw:layer="layout" svg:width="2.8cm" svg:height="0.9cm" svg:x="7.2cm" svg:y="19.8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2.8cm" svg:height="0.9cm" svg:x="5.6cm" svg:y="21.8cm">
          <text:p text:style-name="P1">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2.8cm" svg:height="0.9cm" svg:x="9.3cm" svg:y="21.9cm">
          <text:p text:style-name="P1">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7cm" svg:height="1.5cm" svg:x="16.5cm" svg:y="17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4" draw:id="id4" draw:layer="layout" svg:width="2.8cm" svg:height="0.9cm" svg:x="15.9cm" svg:y="19.8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7" draw:id="id7" draw:layer="layout" svg:width="2.4cm" svg:height="1.8cm" svg:x="7.4cm" svg:y="14.3cm">
          <text:p text:style-name="P1">sys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3cm" svg:x="10.5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3cm" svg:x="5.2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3cm" svg:x="7.9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3cm" svg:x="18.2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2.8cm" svg:height="2.1cm" svg:x="15.8cm" svg:y="13.9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0" draw:id="id10" draw:layer="layout" svg:width="2.8cm" svg:height="0.9cm" svg:x="18.1cm" svg:y="22cm">
          <text:p text:style-name="P1">de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7.2cm" svg:y1="20.25cm" svg:x2="5.6cm" svg:y2="22.25cm" draw:start-shape="id1" draw:start-glue-point="3" draw:end-shape="id2" draw:end-glue-point="3" svg:d="m7200 20250h-2101v2000h501" svg:viewBox="0 0 2102 2001">
          <text:p/>
        </draw:connector>
        <draw:line draw:style-name="gr9" draw:text-style-name="P1" draw:layer="layout" svg:x1="8.4cm" svg:y1="22.2cm" svg:x2="9.3cm" svg:y2="22.2cm">
          <text:p/>
        </draw:line>
        <draw:connector draw:style-name="gr9" draw:text-style-name="P1" draw:layer="layout" svg:x1="12.1cm" svg:y1="22.35cm" svg:x2="10cm" svg:y2="20.25cm" draw:start-shape="id3" draw:start-glue-point="1" draw:end-shape="id1" draw:end-glue-point="1" svg:d="m12100 22350h501v-2100h-2601" svg:viewBox="0 0 2602 2101">
          <text:p/>
        </draw:connector>
        <draw:connector draw:style-name="gr9" draw:text-style-name="P1" draw:layer="layout" svg:x1="15.9cm" svg:y1="20.25cm" svg:x2="14.5cm" svg:y2="22.4cm" draw:start-shape="id4" draw:start-glue-point="3" draw:end-shape="id5" draw:end-glue-point="3" svg:d="m15900 20250h-1901v2150h501" svg:viewBox="0 0 1902 2151">
          <text:p/>
        </draw:connector>
        <draw:line draw:style-name="gr10" draw:text-style-name="P1" draw:layer="layout" svg:x1="9.4cm" svg:y1="15.3cm" svg:x2="16.2cm" svg:y2="15.3cm">
          <text:p/>
        </draw:line>
        <draw:line draw:style-name="gr10" draw:text-style-name="P1" draw:layer="layout" svg:x1="9.5cm" svg:y1="18cm" svg:x2="16.6cm" svg:y2="18cm">
          <text:p/>
        </draw:line>
        <draw:connector draw:style-name="gr10" draw:text-style-name="P1" draw:layer="layout" svg:x1="5.479cm" svg:y1="16.545cm" svg:x2="7.8cm" svg:y2="18.238cm" draw:end-shape="id6" draw:end-glue-point="6" svg:d="m5479 16545h910v1693h1411" svg:viewBox="0 0 2322 1694">
          <text:p/>
        </draw:connector>
        <draw:connector draw:style-name="gr10" draw:text-style-name="P1" draw:layer="layout" svg:x1="5.557cm" svg:y1="14.405cm" svg:x2="8cm" svg:y2="15.2cm" draw:end-shape="id7" draw:end-glue-point="5" svg:d="m5557 14405h671v795h1772" svg:viewBox="0 0 2444 796">
          <text:p/>
        </draw:connector>
        <draw:line draw:style-name="gr10" draw:text-style-name="P1" draw:layer="layout" svg:x1="17.1cm" svg:y1="18.8cm" svg:x2="17.1cm" svg:y2="19.7cm">
          <text:p/>
        </draw:line>
        <draw:line draw:style-name="gr10" draw:text-style-name="P1" draw:layer="layout" svg:x1="8.4cm" svg:y1="18.8cm" svg:x2="8.4cm" svg:y2="19.9cm">
          <text:p/>
        </draw:line>
        <draw:line draw:style-name="gr10" draw:text-style-name="P1" draw:layer="layout" svg:x1="7cm" svg:y1="22.7cm" svg:x2="8.5cm" svg:y2="24.1cm">
          <text:p/>
        </draw:line>
        <draw:line draw:style-name="gr10" draw:text-style-name="P1" draw:layer="layout" svg:x1="10.8cm" svg:y1="22.8cm" svg:x2="11.1cm" svg:y2="23.9cm">
          <text:p/>
        </draw:line>
        <draw:frame draw:style-name="gr11" draw:layer="layout" svg:width="1.9cm" svg:height="2.1cm" svg:x="1.1cm" svg:y="3.1cm">
          <draw:text-box>
            <text:p>进程</text:p>
            <text:p>task</text:p>
          </draw:text-box>
        </draw:frame>
        <draw:frame draw:style-name="gr12" draw:layer="layout" svg:width="3.5cm" svg:height="3.485cm" svg:x="1cm" svg:y="14.675cm">
          <draw:text-box>
            <text:p>挂载点</text:p>
            <text:p>mount</text:p>
          </draw:text-box>
        </draw:frame>
        <draw:line draw:style-name="gr13" draw:text-style-name="P1" draw:layer="layout" svg:x1="6.5cm" svg:y1="24.7cm" svg:x2="8.1cm" svg:y2="24.7cm">
          <text:p/>
        </draw:line>
        <draw:line draw:style-name="gr13" draw:text-style-name="P1" draw:layer="layout" svg:x1="9.1cm" svg:y1="24.6cm" svg:x2="10.8cm" svg:y2="24.6cm">
          <text:p/>
        </draw:line>
        <draw:frame draw:style-name="gr12" draw:layer="layout" svg:width="4.3cm" svg:height="3.485cm" svg:x="1.1cm" svg:y="17.376cm">
          <draw:text-box>
            <text:p>超级块</text:p>
            <text:p>super_block</text:p>
          </draw:text-box>
        </draw:frame>
        <draw:frame draw:style-name="gr14" draw:layer="layout" svg:width="2.7cm" svg:height="4.53cm" svg:x="1cm" svg:y="20.077cm">
          <draw:text-box>
            <text:p>目录项</text:p>
            <text:p>dentry</text:p>
          </draw:text-box>
        </draw:frame>
        <draw:frame draw:style-name="gr15" draw:layer="layout" svg:width="3.1cm" svg:height="2.022cm" svg:x="1cm" svg:y="23.178cm">
          <draw:text-box>
            <text:p>索引节点</text:p>
            <text:p>inode</text:p>
          </draw:text-box>
        </draw:frame>
        <draw:line draw:style-name="gr13" draw:text-style-name="P1" draw:layer="layout" svg:x1="8.8cm" svg:y1="16.2cm" svg:x2="8.8cm" svg:y2="17.3cm">
          <text:p/>
        </draw:line>
        <draw:line draw:style-name="gr13" draw:text-style-name="P1" draw:layer="layout" svg:x1="17.6cm" svg:y1="16.1cm" svg:x2="17.6cm" svg:y2="17.4cm">
          <text:p/>
        </draw:line>
        <draw:line draw:style-name="gr13" draw:text-style-name="P1" draw:layer="layout" svg:x1="25.9cm" svg:y1="10.8cm" svg:x2="23.8cm" svg:y2="11.901cm">
          <text:p/>
        </draw:line>
        <draw:custom-shape draw:style-name="gr4" draw:text-style-name="P1" draw:layer="layout" svg:width="4.3cm" svg:height="1.5cm" svg:x="9.6cm" svg:y="7.7cm">
          <text:p text:style-name="P1">fs_struct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3cm" svg:height="1.5cm" svg:x="15.3cm" svg:y="7.5cm">
          <text:p text:style-name="P1">namespace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2cm" svg:y1="9cm" svg:x2="17.2cm" svg:y2="13.8cm">
          <text:p/>
        </draw:line>
        <draw:connector draw:style-name="gr16" draw:text-style-name="P1" draw:layer="layout" svg:x1="15.3cm" svg:y1="8.25cm" svg:x2="16.5cm" svg:y2="14.95cm" draw:start-shape="id8" draw:start-glue-point="3" draw:end-shape="id9" draw:end-glue-point="5" svg:d="m15300 8250h-501v6700h1701" svg:viewBox="0 0 1702 6701">
          <text:p/>
        </draw:connector>
        <draw:connector draw:style-name="gr16" draw:text-style-name="P1" draw:layer="layout" svg:x1="17.9cm" svg:y1="14.95cm" svg:x2="19.6cm" svg:y2="8.25cm" draw:start-shape="id9" draw:start-glue-point="9" draw:end-shape="id8" draw:end-glue-point="1" svg:d="m17900 14950h2201v-6700h-501" svg:viewBox="0 0 2202 6701">
          <text:p/>
        </draw:connector>
        <draw:line draw:style-name="gr13" draw:text-style-name="P1" draw:layer="layout" svg:x1="12.8cm" svg:y1="9.3cm" svg:x2="16.4cm" svg:y2="19.6cm">
          <text:p/>
        </draw:line>
        <draw:line draw:style-name="gr13" draw:text-style-name="P1" draw:layer="layout" svg:x1="10.4cm" svg:y1="9.3cm" svg:x2="16cm" svg:y2="20.1cm">
          <text:p/>
        </draw:line>
        <draw:custom-shape draw:style-name="gr17" draw:text-style-name="P1" draw:layer="layout" svg:width="2.9cm" svg:height="1.2cm" svg:x="8.2cm" svg:y="9.6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1.2cm" svg:x="10.8cm" svg:y="9.6cm">
          <text:p text:style-name="P1">pwd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7cm" svg:y1="4.9cm" svg:x2="12cm" svg:y2="7.5cm">
          <text:p/>
        </draw:line>
        <draw:line draw:style-name="gr13" draw:text-style-name="P1" draw:layer="layout" svg:x1="17cm" svg:y1="4.9cm" svg:x2="17.1cm" svg:y2="7.5cm">
          <text:p/>
        </draw:line>
        <draw:custom-shape draw:style-name="gr4" draw:text-style-name="P1" draw:layer="layout" svg:width="4.3cm" svg:height="1.5cm" svg:x="21.7cm" svg:y="7.6cm">
          <text:p text:style-name="P1">files_struct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cm" svg:y1="20.6cm" svg:x2="5.2cm" svg:y2="24.2cm">
          <text:p/>
        </draw:line>
        <draw:line draw:style-name="gr13" draw:text-style-name="P1" draw:layer="layout" svg:x1="17.4cm" svg:y1="4.9cm" svg:x2="23.2cm" svg:y2="7.4cm">
          <text:p/>
        </draw:line>
        <draw:custom-shape draw:style-name="gr8" draw:text-style-name="P1" xml:id="id5" draw:id="id5" draw:layer="layout" svg:width="2.8cm" svg:height="0.8cm" svg:x="14.5cm" svg:y="22cm">
          <text:p text:style-name="P1">sy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8.7cm" svg:y1="20.25cm" svg:x2="20.9cm" svg:y2="22.45cm" draw:start-shape="id4" draw:start-glue-point="1" draw:end-shape="id10" draw:end-glue-point="1" svg:d="m18700 20250h2701v2200h-501" svg:viewBox="0 0 2702 2201">
          <text:p/>
        </draw:connector>
        <draw:frame draw:style-name="gr11" draw:layer="layout" svg:width="1.9cm" svg:height="2.1cm" svg:x="1.1cm" svg:y="11.5cm">
          <draw:text-box>
            <text:p>文件</text:p>
            <text:p>file</text:p>
          </draw:text-box>
        </draw:frame>
        <draw:custom-shape draw:style-name="gr7" draw:text-style-name="P1" draw:layer="layout" svg:width="1.3cm" svg:height="1.3cm" svg:x="16.299cm" svg:y="2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3cm" svg:x="14.399cm" svg:y="2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699cm" svg:y1="24.75cm" svg:x2="16.599cm" svg:y2="24.75cm">
          <text:p/>
        </draw:line>
        <draw:line draw:style-name="gr13" draw:text-style-name="P1" draw:layer="layout" svg:x1="17.399cm" svg:y1="24.75cm" svg:x2="18.299cm" svg:y2="24.75cm">
          <text:p/>
        </draw:line>
        <draw:line draw:style-name="gr13" draw:text-style-name="P1" draw:layer="layout" svg:x1="19.5cm" svg:y1="22.9cm" svg:x2="19cm" svg:y2="24.3cm">
          <text:p/>
        </draw:line>
        <draw:line draw:style-name="gr13" draw:text-style-name="P1" draw:layer="layout" svg:x1="15.5cm" svg:y1="22.8cm" svg:x2="17cm" svg:y2="24.2cm">
          <text:p/>
        </draw:line>
        <draw:line draw:style-name="gr13" draw:text-style-name="P1" draw:layer="layout" svg:x1="16.1cm" svg:y1="20.6cm" svg:x2="15.1cm" svg:y2="24.3cm">
          <text:p/>
        </draw:line>
        <draw:line draw:style-name="gr13" draw:text-style-name="P1" draw:layer="layout" svg:x1="23.9cm" svg:y1="9.1cm" svg:x2="23.9cm" svg:y2="9.8cm">
          <text:p/>
        </draw:line>
        <draw:custom-shape draw:style-name="gr18" draw:text-style-name="P1" draw:layer="layout" svg:width="38.5cm" svg:height="25.7cm" svg:x="-1.3cm" svg:y="0.7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5cm" svg:y1="22.1cm" svg:x2="9.9cm" svg:y2="16cm">
          <text:p/>
        </draw:line>
        <draw:custom-shape draw:style-name="gr20" draw:text-style-name="P1" draw:layer="layout" svg:width="1.7cm" svg:height="1.5cm" svg:x="25.299cm" svg:y="17.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xml:id="id11" draw:id="id11" draw:layer="layout" svg:width="2.8cm" svg:height="0.9cm" svg:x="24.699cm" svg:y="19.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2" draw:id="id12" draw:layer="layout" svg:width="2.8cm" svg:height="0.9cm" svg:x="23.099cm" svg:y="21.9cm">
          <text:p text:style-name="P1">sd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8cm" svg:height="0.9cm" svg:x="26.799cm" svg:y="22cm">
          <text:p text:style-name="P1">n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799cm" svg:height="2cm" svg:x="24.8cm" svg:y="14.2cm">
          <text:p text:style-name="P1">tmp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24.699cm" svg:y1="20.35cm" svg:x2="23.099cm" svg:y2="22.35cm" draw:start-shape="id11" draw:start-glue-point="3" draw:end-shape="id12" draw:end-glue-point="3" svg:d="m24699 20350h-2101v2000h501" svg:viewBox="0 0 2102 2001">
          <text:p/>
        </draw:connector>
        <draw:line draw:style-name="gr9" draw:text-style-name="P1" draw:layer="layout" svg:x1="25.899cm" svg:y1="22.3cm" svg:x2="26.799cm" svg:y2="22.3cm">
          <text:p/>
        </draw:line>
        <draw:connector draw:style-name="gr9" draw:text-style-name="P1" draw:layer="layout" svg:x1="33.398cm" svg:y1="22.449cm" svg:x2="27.499cm" svg:y2="20.35cm" draw:start-shape="id13" draw:start-glue-point="1" draw:end-shape="id11" draw:end-glue-point="1" svg:d="m33398 22449h501v-2099h-6400" svg:viewBox="0 0 6401 2100">
          <text:p/>
        </draw:connector>
        <draw:line draw:style-name="gr10" draw:text-style-name="P1" draw:layer="layout" svg:x1="25.899cm" svg:y1="18.9cm" svg:x2="25.899cm" svg:y2="20cm">
          <text:p/>
        </draw:line>
        <draw:line draw:style-name="gr10" draw:text-style-name="P1" draw:layer="layout" svg:x1="24.499cm" svg:y1="22.8cm" svg:x2="24.7cm" svg:y2="24.3cm">
          <text:p/>
        </draw:line>
        <draw:line draw:style-name="gr10" draw:text-style-name="P1" draw:layer="layout" svg:x1="28.299cm" svg:y1="22.9cm" svg:x2="27.1cm" svg:y2="24.3cm">
          <text:p/>
        </draw:line>
        <draw:line draw:style-name="gr13" draw:text-style-name="P1" draw:layer="layout" svg:x1="26.299cm" svg:y1="16.3cm" svg:x2="26.299cm" svg:y2="17.4cm">
          <text:p/>
        </draw:line>
        <draw:line draw:style-name="gr13" draw:text-style-name="P1" draw:layer="layout" svg:x1="24.599cm" svg:y1="20.7cm" svg:x2="22.699cm" svg:y2="24.3cm">
          <text:p/>
        </draw:line>
        <draw:custom-shape draw:style-name="gr21" draw:text-style-name="P1" xml:id="id13" draw:id="id13" draw:layer="layout" svg:width="2.8cm" svg:height="0.9cm" svg:x="30.598cm" svg:y="21.999cm">
          <text:p text:style-name="P1">conso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9.698cm" svg:y1="22.299cm" svg:x2="30.598cm" svg:y2="22.299cm">
          <text:p/>
        </draw:line>
        <draw:custom-shape draw:style-name="gr22" draw:text-style-name="P1" draw:layer="layout" svg:width="1.3cm" svg:height="1.3cm" svg:x="24.1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3cm" svg:height="1.3cm" svg:x="21.999cm" svg:y="24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3cm" svg:height="1.3cm" svg:x="26.198cm" svg:y="24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5" draw:id="id15" draw:layer="layout" svg:width="1.3cm" svg:height="1.3cm" svg:x="28.597cm" svg:y="24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2cm" svg:y1="23cm" svg:x2="29.5cm" svg:y2="24.4cm">
          <text:p/>
        </draw:line>
        <draw:line draw:style-name="gr9" draw:text-style-name="P1" draw:layer="layout" svg:x1="17.299cm" svg:y1="22.399cm" svg:x2="18.199cm" svg:y2="22.399cm">
          <text:p/>
        </draw:line>
        <draw:line draw:style-name="gr10" draw:text-style-name="P1" draw:layer="layout" svg:x1="18.399cm" svg:y1="15.35cm" svg:x2="25.199cm" svg:y2="15.35cm">
          <text:p/>
        </draw:line>
        <draw:line draw:style-name="gr23" draw:text-style-name="P1" draw:layer="layout" svg:x1="19.6cm" svg:y1="22cm" svg:x2="24.8cm" svg:y2="15.9cm">
          <text:p/>
        </draw:line>
        <draw:line draw:style-name="gr13" draw:text-style-name="P1" draw:layer="layout" svg:x1="23.398cm" svg:y1="24.9cm" svg:x2="24.298cm" svg:y2="24.9cm">
          <text:p/>
        </draw:line>
        <draw:line draw:style-name="gr13" draw:text-style-name="P1" draw:layer="layout" svg:x1="25.397cm" svg:y1="24.95cm" svg:x2="26.297cm" svg:y2="24.95cm">
          <text:p/>
        </draw:line>
        <draw:line draw:style-name="gr13" draw:text-style-name="P1" draw:layer="layout" svg:x1="27.596cm" svg:y1="24.9cm" svg:x2="28.496cm" svg:y2="24.9cm">
          <text:p/>
        </draw:line>
        <draw:line draw:style-name="gr10" draw:text-style-name="P1" draw:layer="layout" svg:x1="18.398cm" svg:y1="18cm" svg:x2="25.198cm" svg:y2="18cm">
          <text:p/>
        </draw:line>
        <draw:connector draw:style-name="gr24" draw:text-style-name="P1" draw:layer="layout" draw:line-skew="4.501cm" svg:x1="24.4cm" svg:y1="12.65cm" svg:x2="29.897cm" svg:y2="24.947cm" draw:start-shape="id14" draw:start-glue-point="7" draw:end-shape="id15" draw:end-glue-point="10" svg:d="m24400 12650h10500v12297h-5003" svg:viewBox="0 0 10501 12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28T21:21:48</dc:date>
    <meta:editing-duration>PT4H8M1S</meta:editing-duration>
    <meta:editing-cycles>110</meta:editing-cycles>
    <meta:generator>LibreOffice/3.5$Linux_x86 LibreOffice_project/350m1$Build-2</meta:generator>
    <meta:document-statistic meta:object-count="98"/>
  </office:meta>
</office:document-meta>
</file>